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43e5" officeooo:paragraph-rsid="001143e5"/>
    </style:style>
    <style:style style:name="P2" style:family="paragraph" style:parent-style-name="Text_20_body">
      <style:text-properties officeooo:rsid="00128446" officeooo:paragraph-rsid="00128446"/>
    </style:style>
    <style:style style:name="P3" style:family="paragraph" style:parent-style-name="Text_20_body">
      <style:text-properties officeooo:rsid="0013ee25" officeooo:paragraph-rsid="0013ee25"/>
    </style:style>
    <style:style style:name="P4" style:family="paragraph" style:parent-style-name="Text_20_body">
      <style:text-properties officeooo:rsid="001561ba" officeooo:paragraph-rsid="001561ba"/>
    </style:style>
    <style:style style:name="P5" style:family="paragraph" style:parent-style-name="Text_20_body">
      <style:text-properties fo:font-weight="normal" officeooo:rsid="0013fc0d" officeooo:paragraph-rsid="0013fc0d" style:font-weight-asian="normal" style:font-weight-complex="normal"/>
    </style:style>
    <style:style style:name="P6" style:family="paragraph" style:parent-style-name="Text_20_body">
      <style:text-properties fo:font-weight="normal" officeooo:rsid="001506bf" officeooo:paragraph-rsid="001506bf" style:font-weight-asian="normal" style:font-weight-complex="normal"/>
    </style:style>
    <style:style style:name="P7" style:family="paragraph" style:parent-style-name="Text_20_body">
      <style:text-properties officeooo:rsid="00157fd8" officeooo:paragraph-rsid="00157fd8"/>
    </style:style>
    <style:style style:name="T1" style:family="text">
      <style:text-properties officeooo:rsid="0013ee25"/>
    </style:style>
    <style:style style:name="T2" style:family="text">
      <style:text-properties fo:font-weight="normal" style:font-weight-asian="normal" style:font-weight-complex="normal"/>
    </style:style>
    <style:style style:name="T3" style:family="text">
      <style:text-properties fo:font-weight="normal" officeooo:rsid="00157fd8" style:font-weight-asian="normal" style:font-weight-complex="normal"/>
    </style:style>
    <style:style style:name="T4" style:family="text">
      <style:text-properties officeooo:rsid="00157f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 February 10 @ 12:30</text:p>
      <text:p text:style-name="P1"/>
      <text:p text:style-name="P2">Wigge<text:span text:style-name="T4">r forgot to send something to the tutor.</text:span></text:p>
      <text:p text:style-name="P7">Tudor was absent.</text:p>
      <text:p text:style-name="P2">Stefan: <text:span text:style-name="T4">Last meeting you talked about </text:span>test cases o<text:span text:style-name="T4">n a higher level than </text:span>machine design, <text:span text:style-name="T4">how is this possible</text:span>?”</text:p>
      <text:p text:style-name="P2">Tutor <text:span text:style-name="T4">answer</text:span>: for instance: we have a number of disks <text:span text:style-name="T4">of two different colors</text:span>, and at the end they have to be sorted. You can test efficiency, time, some high level requirements can be checked. Always if you specify, you have to check whether the spec is met. Make this a habit, to check whether requirements are met. I was told that you had a lecture where lecturer told about the “V”. You know now what we think about testing,</text:p>
      <text:p text:style-name="P2">In almost no summaries thoughts about high level requirements. No goals, no machine, no group process <text:span text:style-name="T4">(high level)</text:span>. First think about the basics, high level. What struck me about this group, was that the summaries were a collection of sentences. Compare your submission with the tutors better version. You might be required to do it again. This will help you in knowing what to do, <text:span text:style-name="T4">when to do it</text:span>. What is striking, is that <text:span text:style-name="T4">no-one</text:span> read the technical guide for documentation. <text:span text:style-name="T1">There was only one that had a separate title page. ← That was not in the agenda that we didn't have (directed @ Wigger).</text:span></text:p>
      <text:p text:style-name="P2"/>
      <text:p text:style-name="P3">Tutor leaves for 2 minutes</text:p>
      <text:p text:style-name="P3"><text:span text:style-name="T4">Conversation about what is</text:span> in technical guide for documentation, <text:span text:style-name="T4">and what everyone missed in their summary</text:span>.</text:p>
      <text:p text:style-name="P3">Tutor returns</text:p>
      <text:p text:style-name="P3">In group 14, we had only 4 p<text:span text:style-name="T4">eo</text:span>pl<text:span text:style-name="T4">e</text:span>, 3 <text:span text:style-name="T4">didn't</text:span> show up. Tutor intended to ask for volunteer, was not needed, some random joined them.</text:p>
      <text:p text:style-name="P3">“We had a question about the presentation: “We were wondering how long they have to be¨”. The presentations are fairly short, something like 10-15 min<text:span text:style-name="T4">ute</text:span>s for 3 people together. From what I remember from last year, it was a 4 min presentation per person, it will be no more than an “elevator pitch”. This means you have to present the crux of what you are doing in the time that an elevator takes to get to the next floor. </text:p>
      <text:p text:style-name="P3">The group presents their progress and divide that over 3 people, who all give their presentations. You have to convey something, but it cannot be too long, you have to be very careful about too much detail, but you CAN NOT be just on the surface. Some people may find it hard to present such things, especially those in a mathematical background. But you have to convey your results and plans and the wonderful work you have done</text:p>
      <text:p text:style-name="P3">Can we give you the document for <text:span text:style-name="T4">F</text:span>riday tomorrow? Yes, I need to give feedback on the <text:span text:style-name="T4">W</text:span>ork <text:span text:style-name="T4">P</text:span>lan, because it will influence you for the next weeks. So I want it before <text:span text:style-name="T4">T</text:span>hurs<text:span text:style-name="T4">d</text:span>ay 0900 hour, then I will take a look at it, and give you feedback on <text:span text:style-name="T4">F</text:span>riday.</text:p>
      <text:p text:style-name="P3">Tutor: I need 2 days for feedback, and I am only here for two days a week, I will read your <text:soft-page-break/>documents at home, I DO NOT want a .doc file.</text:p>
      <text:p text:style-name="P3">Wigger didn't hand in his document in OASE correctly, it should be in group 16. Beware: you can hand in in another group.</text:p>
      <text:p text:style-name="P3">The problem of the <text:span text:style-name="T4">submission</text:span> folder; you cannot see what others uploaded, only yourself.</text:p>
      <text:p text:style-name="P3">Problem with Wigger prob solved</text:p>
      <text:p text:style-name="P3">The <text:span text:style-name="T4">documentation</text:span> for the first <text:span text:style-name="T4">exercise</text:span> is ok if you have the documentation about</text:p>
      <text:p text:style-name="P3">Your doc should have the spec of the problem, the way you intended to solve it, the way you solved it, and that you checked your solution</text:p>
      <text:p text:style-name="P3">Every document according to technical guidelines.</text:p>
      <text:p text:style-name="P3">What about the code? Nobody wants to read code, it's not there for humans. It should be in the appendix, but I should not have to read it (tutor). You should write <text:span text:style-name="T4">documentation</text:span> in such a way that I <text:span text:style-name="T4">don't</text:span> have to read.</text:p>
      <text:p text:style-name="P3">How shou<text:span text:style-name="T4">l</text:span>d we do this? Make it at least convincing (ie formal proof). If the loop is too easy, its okay. Think of invariants for loops, do not write a loop without invariant, invariants prove correctness.</text:p>
      <text:p text:style-name="P3">And <text:span text:style-name="T4">pseudo-code</text:span> to explain? I think pseudo is a good intermediate between code and language, its good for depicting your algorithm. You <text:span text:style-name="T4">don't</text:span> want code, but not too many words either, pseudo good. Programming used to be taught in <text:span text:style-name="T4">pseudo-code</text:span>, was way bette<text:span text:style-name="T3">r Q_Q</text:span><text:span text:style-name="T2">. If you think it helps, do so.</text:span></text:p>
      <text:p text:style-name="P5">You understood already, that in specif<text:span text:style-name="T4">y</text:span>ing your problem you also have to check your specs.</text:p>
      <text:p text:style-name="P5">We will get the PP2 this afternoon (after 1400). You will also get a locker then, with a key.</text:p>
      <text:p text:style-name="P5">Tutor room is @ <text:span text:style-name="T4">MF </text:span>5.106</text:p>
      <text:p text:style-name="P6">Tudor was ill, sent a message that he was “very sick”.</text:p>
      <text:p text:style-name="P6">With the documentation: Most documentation should be about the exercise, how far do we need to go with documenting the compiler? You made the compiler yourself? For this occasion? No, for CS. It might be useful to have a single page of notes on the compiler. This is then the third appendix, compiler, PHP, assembly.</text:p>
      <text:p text:style-name="P4">You can typeset your documents in LATEX if you want.</text:p>
      <text:p text:style-name="P4">You can use an overhead projector, and blackboard for the presentations, if they are present. But a beamer and keynote is fine too. </text:p>
      <text:p text:style-name="P4">Tutor will not grade presentations, people from STU will do so, it's all about the presentation for the grade (not content). You can get extra help for this on <text:span text:style-name="T4">skills-lab.</text:span> If you have a problem with writing, you can also do this on <text:span text:style-name="T4">skills-lab.</text:span></text:p>
      <text:p text:style-name="P4">There are many use-cases, they are <text:s/>a combination of user inputs and work the machine does.</text:p>
      <text:p text:style-name="P4">User constraints are those things the user is allowed or not allowed to do in any state of the machine, ie use cannot pick up a disc when the machine is ru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2:23:15.327862943</meta:creation-date>
    <dc:date>2015-03-09T12:20:08.841190374</dc:date>
    <meta:editing-duration>PT20M38S</meta:editing-duration>
    <meta:editing-cycles>7</meta:editing-cycles>
    <meta:generator>LibreOffice/4.3.3.2$Linux_X86_64 LibreOffice_project/430m0$Build-2</meta:generator>
    <meta:document-statistic meta:table-count="0" meta:image-count="0" meta:object-count="0" meta:page-count="2" meta:paragraph-count="33" meta:word-count="956" meta:character-count="5215" meta:non-whitespace-character-count="4289"/>
  </office:meta>
</office:document-meta>
</file>